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sAreCopiedFromMockedTypeTest.getDeclar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AreCopiedFromMockedTypeTest.isAnnotationPresent( Class &lt; ? extends Annotation &gt; annot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AreCopiedFromMockedTypeTest.field( String fieldName , Object m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sAreCopiedFromMockedTypeTest.firstParamOf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nnotationsAreCopiedFromMockedTypeTest.mock_should_have_annotations_copied_from_mocked_type_on_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sAreCopiedFromMockedTypeTest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AreCopiedFromMockedTypeTest.mock_should_have_annotations_copied_from_mocked_type_at_class_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sAreCopiedFromMockedTypeTest.method( String methodName , Object m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nMethod.method( @ AnnotationWithDefaultValue @ AnnotationWithCustomValue ( "yay" ) String igno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AreCopiedFromMockedTypeTest.mock_should_have_annotations_copied_from_mocked_type_on_method_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sAreCopiedFromMockedTypeTest.getAnnotation( Class &lt; T &gt; annotation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